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  <style:text-properties officeooo:rsid="000a88e7" officeooo:paragraph-rsid="000a88e7"/>
    </style:style>
    <style:style style:name="P3" style:family="paragraph" style:parent-style-name="Text_20_body">
      <style:paragraph-properties fo:text-align="start" style:justify-single-word="false"/>
      <style:text-properties officeooo:rsid="000a88e7" officeooo:paragraph-rsid="000c9a43"/>
    </style:style>
    <style:style style:name="P4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officeooo:rsid="000a88e7" officeooo:paragraph-rsid="000a88e7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officeooo:rsid="0010a987" officeooo:paragraph-rsid="0010a987"/>
    </style:style>
    <style:style style:name="P6" style:family="paragraph" style:parent-style-name="Text_20_body">
      <style:paragraph-properties fo:text-align="start" style:justify-single-word="false" fo:break-before="page"/>
      <style:text-properties officeooo:rsid="0010a987" officeooo:paragraph-rsid="0010a987"/>
    </style:style>
    <style:style style:name="P7" style:family="paragraph" style:parent-style-name="Text_20_body">
      <style:paragraph-properties fo:text-align="start" style:justify-single-word="false"/>
      <style:text-properties officeooo:rsid="0012691f" officeooo:paragraph-rsid="0012691f"/>
    </style:style>
    <style:style style:name="P8" style:family="paragraph" style:parent-style-name="Text_20_body">
      <style:paragraph-properties fo:line-height="115%" fo:text-align="start" style:justify-single-word="false"/>
      <style:text-properties officeooo:rsid="00135880" officeooo:paragraph-rsid="00135880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Text_20_body" style:list-style-name="L1">
      <style:paragraph-properties fo:text-align="start" style:justify-single-word="false"/>
      <style:text-properties officeooo:rsid="000a88e7" officeooo:paragraph-rsid="000a88e7"/>
    </style:style>
    <style:style style:name="P11" style:family="paragraph" style:parent-style-name="Text_20_body" style:list-style-name="L1">
      <style:paragraph-properties fo:text-align="start" style:justify-single-word="false" fo:break-before="page"/>
      <style:text-properties officeooo:rsid="000a88e7" officeooo:paragraph-rsid="000a88e7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0a88e7" officeooo:paragraph-rsid="000a88e7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0a88e7" officeooo:paragraph-rsid="000c9a43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0a88e7" officeooo:paragraph-rsid="0010a987"/>
    </style:style>
    <style:style style:name="P15" style:family="paragraph" style:parent-style-name="Text_20_body">
      <style:paragraph-properties fo:text-align="start" style:justify-single-word="false"/>
      <style:text-properties officeooo:rsid="000a88e7" officeooo:paragraph-rsid="000a88e7"/>
    </style:style>
    <style:style style:name="P16" style:family="paragraph" style:parent-style-name="Text_20_body" style:list-style-name="L2">
      <style:paragraph-properties fo:text-align="start" style:justify-single-word="false"/>
      <style:text-properties style:text-underline-style="none" fo:font-weight="normal" officeooo:rsid="000a88e7" officeooo:paragraph-rsid="000a88e7" style:font-weight-asian="normal" style:font-weight-complex="normal"/>
    </style:style>
    <style:style style:name="P17" style:family="paragraph" style:parent-style-name="Text_20_body" style:list-style-name="L2">
      <style:paragraph-properties fo:text-align="start" style:justify-single-word="false"/>
      <style:text-properties officeooo:rsid="0010a987" officeooo:paragraph-rsid="0010a987"/>
    </style:style>
    <style:style style:name="P18" style:family="paragraph" style:parent-style-name="Text_20_body" style:list-style-name="L2">
      <style:paragraph-properties fo:text-align="start" style:justify-single-word="false"/>
      <style:text-properties officeooo:rsid="0010a987" officeooo:paragraph-rsid="001110ed"/>
    </style:style>
    <style:style style:name="P19" style:family="paragraph" style:parent-style-name="Text_20_body" style:list-style-name="L2">
      <style:paragraph-properties fo:text-align="start" style:justify-single-word="false"/>
      <style:text-properties officeooo:rsid="001110ed" officeooo:paragraph-rsid="001110ed"/>
    </style:style>
    <style:style style:name="P20" style:family="paragraph" style:parent-style-name="Text_20_body" style:list-style-name="L2">
      <style:paragraph-properties fo:text-align="start" style:justify-single-word="false"/>
      <style:text-properties officeooo:rsid="0011275a" officeooo:paragraph-rsid="0011275a"/>
    </style:style>
    <style:style style:name="P21" style:family="paragraph" style:parent-style-name="Text_20_body" style:list-style-name="L2">
      <style:paragraph-properties fo:text-align="start" style:justify-single-word="false"/>
      <style:text-properties officeooo:rsid="0012691f" officeooo:paragraph-rsid="0012691f"/>
    </style:style>
    <style:style style:name="P22" style:family="paragraph" style:parent-style-name="Text_20_body" style:list-style-name="L2">
      <style:paragraph-properties fo:text-align="start" style:justify-single-word="false"/>
      <style:text-properties officeooo:rsid="00135880" officeooo:paragraph-rsid="00135880"/>
    </style:style>
    <style:style style:name="P23" style:family="paragraph" style:parent-style-name="Text_20_body" style:list-style-name="L2">
      <style:paragraph-properties fo:text-align="start" style:justify-single-word="false" fo:break-before="page"/>
      <style:text-properties officeooo:rsid="00135880" officeooo:paragraph-rsid="00135880"/>
    </style:style>
    <style:style style:name="P24" style:family="paragraph" style:parent-style-name="Text_20_body">
      <style:paragraph-properties fo:text-align="start" style:justify-single-word="false"/>
      <style:text-properties officeooo:rsid="00135880" officeooo:paragraph-rsid="00135880"/>
    </style:style>
    <style:style style:name="P25" style:family="paragraph" style:parent-style-name="Text_20_body" style:list-style-name="L3">
      <style:paragraph-properties fo:text-align="start" style:justify-single-word="false"/>
      <style:text-properties officeooo:paragraph-rsid="00159981"/>
    </style:style>
    <style:style style:name="P26" style:family="paragraph" style:parent-style-name="Text_20_body" style:list-style-name="L3">
      <style:paragraph-properties fo:text-align="start" style:justify-single-word="false"/>
      <style:text-properties officeooo:rsid="00159981" officeooo:paragraph-rsid="00159981"/>
    </style:style>
    <style:style style:name="P27" style:family="paragraph" style:parent-style-name="Text_20_body" style:list-style-name="L3">
      <style:paragraph-properties fo:text-align="start" style:justify-single-word="false" fo:break-before="page"/>
      <style:text-properties officeooo:rsid="00159981" officeooo:paragraph-rsid="00159981"/>
    </style:style>
    <style:style style:name="P28" style:family="paragraph" style:parent-style-name="Text_20_body">
      <style:paragraph-properties fo:text-align="start" style:justify-single-word="false"/>
      <style:text-properties officeooo:rsid="00159981" officeooo:paragraph-rsid="00159981"/>
    </style:style>
    <style:style style:name="P29" style:family="paragraph" style:parent-style-name="Text_20_body" style:list-style-name="L4">
      <style:paragraph-properties fo:text-align="start" style:justify-single-word="false"/>
      <style:text-properties officeooo:rsid="00159981" officeooo:paragraph-rsid="00159981"/>
    </style:style>
    <style:style style:name="P30" style:family="paragraph" style:parent-style-name="Text_20_body" style:list-style-name="L4">
      <style:paragraph-properties fo:text-align="start" style:justify-single-word="false" fo:break-before="page"/>
      <style:text-properties officeooo:rsid="00159981" officeooo:paragraph-rsid="00159981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officeooo:rsid="000c30ba"/>
    </style:style>
    <style:style style:name="T4" style:family="text">
      <style:text-properties officeooo:rsid="000c9a43"/>
    </style:style>
    <style:style style:name="T5" style:family="text">
      <style:text-properties officeooo:rsid="0010a987"/>
    </style:style>
    <style:style style:name="T6" style:family="text">
      <style:text-properties officeooo:rsid="000a88e7"/>
    </style:style>
    <style:style style:name="T7" style:family="text">
      <style:text-properties officeooo:rsid="001110ed"/>
    </style:style>
    <style:style style:name="T8" style:family="text">
      <style:text-properties officeooo:rsid="00159981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" text:outline-level="1">ÉCONOMIE</text:h>
      <text:p text:style-name="P1"/>
      <text:p text:style-name="P2">Évolution du japon de l’après guerre à aujourd’hui</text:p>
      <text:p text:style-name="P2"/>
      <text:p text:style-name="P2"><text:span text:style-name="T1">1945 - 1956 → éco jap retrouve son niveau d’avant guerre</text:span> </text:p>
      <text:list xml:id="list629027327" text:style-name="L1">
        <text:list-item>
          <text:p text:style-name="P10">1945 : fin de l’empire colonial et début de l’occupation américaine</text:p>
          <text:list>
            <text:list-item>
              <text:p text:style-name="P10">système d’avant guerre donnait beaucoup de liberté aux entreprises privées</text:p>
            </text:list-item>
            <text:list-item>
              <text:p text:style-name="P10">mobilisation générale (1938) → renforcement du contrôle de l’état sur l’éco → concentrée vers l’effort de guerre …</text:p>
              <text:list>
                <text:list-item>
                  <text:p text:style-name="P10">ex : Secteur de l’électricité : bouleversement qui illustre la mainmise grandissante de l’État → compagnies privées fusionnent en une grande org gérée par l’état</text:p>
                </text:list-item>
                <text:list-item>
                  <text:p text:style-name="P10">Nationalisation des grandes entreprises → concerne ± tous les grands domaines nécessaires à l’effort de guerre</text:p>
                </text:list-item>
              </text:list>
            </text:list-item>
            <text:list-item>
              <text:p text:style-name="P10">Zaibatsu : grands conglomérats industriels contrôlés par une seule grande famille </text:p>
              <text:list>
                <text:list-item>
                  <text:p text:style-name="P10">détenaient environ 40% des capitaux à la fin de la guerre </text:p>
                </text:list-item>
                <text:list-item>
                  <text:p text:style-name="P10">→ à partir de 1945 : tentative de les démanteler mitigée par les US afin de conserver une puissance économique (Keiretsu ?) </text:p>
                </text:list-item>
              </text:list>
            </text:list-item>
            <text:list-item>
              <text:p text:style-name="P10">Réformes agraires assez douloureuses pour les paysans</text:p>
              <text:list>
                <text:list-item>
                  <text:p text:style-name="P10">Confiscation des terres aux propriétaires non-exploitants</text:p>
                </text:list-item>
                <text:list-item>
                  <text:p text:style-name="P10">Propriétaires exploitants pouvaient conserver seulement 3~4 hectares</text:p>
                </text:list-item>
                <text:list-item>
                  <text:p text:style-name="P10">→ but de redonner les terres aux paysans qui la travaillent</text:p>
                </text:list-item>
                <text:list-item>
                  <text:p text:style-name="P10">→ fait ré-émerger une classe moyenne paysanne, </text:p>
                </text:list-item>
                <text:list-item>
                  <text:p text:style-name="P10">→ réduit la dépendance alimentaire </text:p>
                </text:list-item>
                <text:list-item>
                  <text:p text:style-name="P10">mais extrême « morcellement » des terres : coûts d’exploitation élevés</text:p>
                  <text:list>
                    <text:list-item>
                      <text:p text:style-name="P10">→ pousse l’État à intervenir plus pour aider les agriculteurs</text:p>
                    </text:list-item>
                  </text:list>
                </text:list-item>
              </text:list>
            </text:list-item>
            <text:list-item>
              <text:p text:style-name="P10">Réformes démocratiques diverses </text:p>
              <text:list>
                <text:list-item>
                  <text:p text:style-name="P10">droit de vote pour les femmes</text:p>
                </text:list-item>
                <text:list-item>
                  <text:p text:style-name="P10">éducation</text:p>
                </text:list-item>
                <text:list-item>
                  <text:p text:style-name="P10">Liberté d’association syndicale </text:p>
                  <text:list>
                    <text:list-item>
                      <text:p text:style-name="P10">en 1948, ~= 50 % des travailleurs font partie d’un syndicat</text:p>
                    </text:list-item>
                  </text:list>
                </text:list-item>
                <text:list-item>
                  <text:p text:style-name="P10">→ Augmentation de la participation directe des citoyens dans l’économie du pays</text:p>
                  <text:p text:style-name="P11"/>
                </text:list-item>
              </text:list>
            </text:list-item>
          </text:list>
        </text:list-item>
        <text:list-item>
          <text:p text:style-name="P10">Reconstruction :</text:p>
          <text:list>
            <text:list-item>
              <text:p text:style-name="P10">Japon en mauvais état</text:p>
              <text:list>
                <text:list-item>
                  <text:p text:style-name="P10">Bombardements (villes détruites à 40 %, 1/4 des usines détruites…)</text:p>
                </text:list-item>
                <text:list-item>
                  <text:p text:style-name="P10"><text:s/>Hiroshima/Nagasaki</text:p>
                </text:list-item>
                <text:list-item>
                  <text:p text:style-name="P10">1946 : Taux de production ~= 1/7 de ce qu’il était</text:p>
                </text:list-item>
                <text:list-item>
                  <text:p text:style-name="P10">amputé de ses colonies pour l’approvisionnement (en matière 1eres industrielles)</text:p>
                  <text:list>
                    <text:list-item>
                      <text:p text:style-name="P10">Keisaseishanhoshiki ? = Système de production prioritaire</text:p>
                      <text:list>
                        <text:list-item>
                          <text:p text:style-name="P10">Charbon et métallurgie → deux domaines prioritaires</text:p>
                        </text:list-item>
                      </text:list>
                    </text:list-item>
                  </text:list>
                </text:list-item>
                <text:list-item>
                  <text:p text:style-name="P10">...</text:p>
                </text:list-item>
              </text:list>
            </text:list-item>
            <text:list-item>
              <text:p text:style-name="P10">Pays encore très peuplé mais concentré sur une sur surface habitable réduite</text:p>
            </text:list-item>
            <text:list-item>
              <text:p text:style-name="P10">Plan de restructuration (similaire au plan Marshall en Europe)</text:p>
              <text:list>
                <text:list-item>
                  <text:p text:style-name="P10">Aide financière et matérielle</text:p>
                </text:list-item>
                <text:list-item>
                  <text:p text:style-name="P10">but de relancer l’appareil productif</text:p>
                </text:list-item>
              </text:list>
            </text:list-item>
            <text:list-item>
              <text:p text:style-name="P10">Industrie </text:p>
              <text:list>
                <text:list-item>
                  <text:p text:style-name="P10">Avant guerre :</text:p>
                  <text:list>
                    <text:list-item>
                      <text:p text:style-name="P10">centrée sur le Textile (33 % - 1935 ; 7~8 % -1970)</text:p>
                    </text:list-item>
                  </text:list>
                </text:list-item>
                <text:list-item>
                  <text:p text:style-name="P10">Après guerre</text:p>
                  <text:list>
                    <text:list-item>
                      <text:p text:style-name="P10">+ centrée sur l’industrie lourde + automobil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0">1947 : création d’un système bancaire sur crédit pour la reconstruction</text:p>
          <text:list>
            <text:list-item>
              <text:p text:style-name="P10">→ Dévaluation de la monnaie → déflation</text:p>
            </text:list-item>
          </text:list>
        </text:list-item>
        <text:list-item>
          <text:p text:style-name="P10">1946~48 taux d’inflation énorme </text:p>
          <text:list>
            <text:list-item>
              <text:p text:style-name="P10">Prix des logements à Tokyo x8</text:p>
            </text:list-item>
          </text:list>
        </text:list-item>
        <text:list-item>
          <text:p text:style-name="P10">Fin des années 40 : Situation économique assez morose</text:p>
        </text:list-item>
        <text:list-item>
          <text:p text:style-name="P10">1950 : Guerre de Corée</text:p>
          <text:list>
            <text:list-item>
              <text:p text:style-name="P10">Industrie fortement sollicitée pour soutenir l’effort de guerre américain</text:p>
              <text:list>
                <text:list-item>
                  <text:p text:style-name="P10">automobile, matériel, …</text:p>
                </text:list-item>
              </text:list>
            </text:list-item>
          </text:list>
        </text:list-item>
        <text:list-item>
          <text:p text:style-name="P10">1952 : fin de l’occupation </text:p>
        </text:list-item>
        <text:list-item>
          <text:p text:style-name="P10">1953~54 : reprise de l’économie, forte croissance économie</text:p>
          <text:p text:style-name="P10"/>
        </text:list-item>
        <text:list-item>
          <text:p text:style-name="P10"/>
        </text:list-item>
        <text:list-item>
          <text:p text:style-name="P10"/>
        </text:list-item>
      </text:list>
      <text:p text:style-name="P2"><text:soft-page-break/></text:p>
      <text:p text:style-name="P4">1956~1973 : période de croissance économique:</text:p>
      <text:list xml:id="list151541311280364" text:continue-numbering="true" text:style-name="L1">
        <text:list-item>
          <text:p text:style-name="P10">1956 : L’État décrète la fin de la période « d’après-guerre »</text:p>
        </text:list-item>
        <text:list-item>
          <text:p text:style-name="P10">Apparition du « Système de 55 » : ….. ?</text:p>
        </text:list-item>
        <text:list-item>
          <text:p text:style-name="P10">années 1960s : </text:p>
          <text:list>
            <text:list-item>
              <text:p text:style-name="P10">Cabinet du 1<text:span text:style-name="T2">er</text:span> ministre Hayato se donne pour objectif de doubler les revenus de chaque citoyen japonais d’ici la fin des années 60</text:p>
              <text:list>
                <text:list-item>
                  <text:p text:style-name="P10">Revenu x2,3 en 6 ans</text:p>
                </text:list-item>
              </text:list>
            </text:list-item>
            <text:list-item>
              <text:p text:style-name="P10">Transition du charbon vers le pétrole pour la prod électrique dans des proportions démesurées</text:p>
              <text:list>
                <text:list-item>
                  <text:p text:style-name="P10">Secteur de la métallurgie dépendant du charbon </text:p>
                  <text:list>
                    <text:list-item>
                      <text:p text:style-name="P10">→ <text:s/>fait importer son charbon, déclin de l’exploitation sur place</text:p>
                    </text:list-item>
                    <text:list-item>
                      <text:p text:style-name="P10">→ fermeture des mines japonaises</text:p>
                    </text:list-item>
                    <text:list-item>
                      <text:p text:style-name="P10">→ grèves importantes des mineurs</text:p>
                    </text:list-item>
                  </text:list>
                </text:list-item>
              </text:list>
            </text:list-item>
            <text:list-item>
              <text:p text:style-name="P10">Apparition des maladies dues à la pollution </text:p>
              <text:list>
                <text:list-item>
                  <text:p text:style-name="P10">Les cas se multiplient dans les années 50~60</text:p>
                </text:list-item>
                <text:list-item>
                  <text:p text:style-name="P10">ex : Empoisonnement au mercure, ...</text:p>
                </text:list-item>
                <text:list-item>
                  <text:p text:style-name="P10">Gouvernement forcé d’agir et se doit d’adopter des lois face à la pollution</text:p>
                </text:list-item>
              </text:list>
            </text:list-item>
            <text:list-item>
              <text:p text:style-name="P10">Important exode rural </text:p>
              <text:list>
                <text:list-item>
                  <text:p text:style-name="P10">Déplacement des habitants des campagnes vers les villes</text:p>
                </text:list-item>
                <text:list-item>
                  <text:p text:style-name="P10">À partir des années 60 : baisse importante de la population paysanne</text:p>
                  <text:list>
                    <text:list-item>
                      <text:p text:style-name="P10">~15M en 1960</text:p>
                    </text:list-item>
                    <text:list-item>
                      <text:p text:style-name="P10">~10M en 1970</text:p>
                    </text:list-item>
                    <text:list-item>
                      <text:p text:style-name="P10">~4M en 2000</text:p>
                    </text:list-item>
                    <text:list-item>
                      <text:p text:style-name="P10">~2M en 2015</text:p>
                    </text:list-item>
                  </text:list>
                </text:list-item>
              </text:list>
            </text:list-item>
            <text:list-item>
              <text:p text:style-name="P10">Investissement des entreprises passe de + en + par le contrôle des banques depuis la guerre</text:p>
              <text:list>
                <text:list-item>
                  <text:p text:style-name="P10">Système du convoi : taux d’intérêt fixé par le gouvernement</text:p>
                </text:list-item>
                <text:list-item>
                  <text:p text:style-name="P10">→ forme de contrôle du système pour éviter la concurrence</text:p>
                </text:list-item>
                <text:list-item>
                  <text:p text:style-name="P10">1963 : Japon rejoint les pays signataires du GAT :</text:p>
                  <text:list>
                    <text:list-item>
                      <text:p text:style-name="P10">Organisme qui précède l’OMC dans les années 60</text:p>
                    </text:list-item>
                    <text:list-item>
                      <text:p text:style-name="P10">accord multilatéral de libre échange pour faciliter le commerce international (tarifs douaniers, …)</text:p>
                    </text:list-item>
                  </text:list>
                </text:list-item>
              </text:list>
            </text:list-item>
          </text:list>
        </text:list-item>
      </text:list>
      <text:p text:style-name="P4"><text:soft-page-break/>Ralentissement économique suite au choc pétrolier (1973~1990)</text:p>
      <text:list xml:id="list332045055" text:style-name="L2">
        <text:list-item>
          <text:p text:style-name="P16">Guerre du Kipour + pays de l’OPEP : Augmentation drastique du prix du baril</text:p>
          <text:list>
            <text:list-item>
              <text:p text:style-name="P16">Énorme crise car l’industrie s’était énormément basée sur le pétrole</text:p>
            </text:list-item>
          </text:list>
        </text:list-item>
        <text:list-item>
          <text:p text:style-name="P16">Abandon du syst. De taux fixe en 1973</text:p>
          <text:list>
            <text:list-item>
              <text:p text:style-name="P16">énorme renchérissement du YEN jusqu’en 1979</text:p>
              <text:list>
                <text:list-item>
                  <text:p text:style-name="P16">→ fort impact sur les exportations</text:p>
                </text:list-item>
                <text:list-item>
                  <text:p text:style-name="P16">→ délocalisation des entreprises japonaises vers l’étranger</text:p>
                </text:list-item>
              </text:list>
            </text:list-item>
          </text:list>
        </text:list-item>
        <text:list-item>
          <text:p text:style-name="P16">1974 : croissance négative pour la 1ère fois depuis l’après-guerre</text:p>
          <text:list>
            <text:list-item>
              <text:p text:style-name="P16">hausse du yen a finalement un effet positif : pas subi aussi fort l’augmentation du prix du pétrole</text:p>
            </text:list-item>
            <text:list-item>
              <text:p text:style-name="P16">retour de la croissance petit à petit puis stabilise à environ 4 % jusqu’en 1990 (éclatement de la bulle économique)</text:p>
            </text:list-item>
          </text:list>
        </text:list-item>
        <text:list-item>
          <text:p text:style-name="P12">~1975 : </text:p>
          <text:list>
            <text:list-item>
              <text:p text:style-name="P12">baisse du taux de fécondité</text:p>
              <text:list>
                <text:list-item>
                  <text:p text:style-name="P12">Entrevue du problème de population à venir</text:p>
                </text:list-item>
              </text:list>
            </text:list-item>
            <text:list-item>
              <text:p text:style-name="P12">Tanaka veut être réélu</text:p>
              <text:list>
                <text:list-item>
                  <text:p text:style-name="P12">Promet des réductions fiscales </text:p>
                </text:list-item>
                <text:list-item>
                  <text:p text:style-name="P12">veut baisser les recettes en sachant que les dépenses vont augmenter</text:p>
                </text:list-item>
                <text:list-item>
                  <text:p text:style-name="P12">émet de + en + d’obligations pour compenser le déficit d’entrées</text:p>
                  <text:list>
                    <text:list-item>
                      <text:p text:style-name="P12">→ explosion de la dette jap<text:span text:style-name="T3">onaise</text:span>.</text:p>
                    </text:list-item>
                    <text:list-item>
                      <text:p text:style-name="P13">→ Japon est encore a<text:span text:style-name="T3">ujour</text:span>d’<text:span text:style-name="T3">hui</text:span> un des pays les plus endettés au monde <text:span text:style-name="T4">(</text:span>~<text:span text:style-name="T4">250 % du PIB avant COVID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5"/>
      <text:p text:style-name="P6">CM 2</text:p>
      <text:p text:style-name="P5"/>
      <text:list xml:id="list151541221799714" text:continue-numbering="true" text:style-name="L2">
        <text:list-item>
          <text:p text:style-name="P17">Années 80</text:p>
          <text:list>
            <text:list-item>
              <text:p text:style-name="P17">Japan as Number 1</text:p>
              <text:list>
                <text:list-item>
                  <text:p text:style-name="P17">« Miracle économique » japonais</text:p>
                </text:list-item>
              </text:list>
            </text:list-item>
          </text:list>
        </text:list-item>
        <text:list-item>
          <text:p text:style-name="P17">Période de la bulle économique (1986<text:span text:style-name="T6">~</text:span>1991)</text:p>
          <text:list>
            <text:list-item>
              <text:p text:style-name="P17">Accords du Plaza (1985)</text:p>
            </text:list-item>
            <text:list-item>
              <text:p text:style-name="P17">Secteur automobile</text:p>
              <text:list>
                <text:list-item>
                  <text:p text:style-name="P17">Années 60 : </text:p>
                </text:list-item>
                <text:list-item>
                  <text:p text:style-name="P17">à partir des années 70 : </text:p>
                  <text:list>
                    <text:list-item>
                      <text:p text:style-name="P17">Production intérieure en forte croissance</text:p>
                    </text:list-item>
                    <text:list-item>
                      <text:p text:style-name="P14">~<text:span text:style-name="T5">50 % de cette production dédiée à l’exportation</text:span></text:p>
                    </text:list-item>
                    <text:list-item>
                      <text:p text:style-name="P17">US mal préparés à l’arrivée des voitures japonaises sur le marché</text:p>
                      <text:list>
                        <text:list-item>
                          <text:p text:style-name="P17">Voitures japonaises ont un grand succès aux US</text:p>
                          <text:list>
                            <text:list-item>
                              <text:p text:style-name="P17">Meilleure qualité, consomment moins, prix assez bas et moins taxées</text:p>
                            </text:list-item>
                            <text:list-item>
                              <text:p text:style-name="P17">marché américain : voitures lourdes qui consomment beaucoup et coûtent plus cher</text:p>
                              <text:list>
                                <text:list-item>
                                  <text:p text:style-name="P17">en parallèle : choc pétrolier « favorise » l’achat de voitures qui consomment moin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">début de la délocalisation des usines japonaises</text:p>
                    </text:list-item>
                  </text:list>
                </text:list-item>
                <text:list-item>
                  <text:p text:style-name="P18">Années <text:span text:style-name="T7">8</text:span>0 :</text:p>
                  <text:list>
                    <text:list-item>
                      <text:p text:style-name="P19">Scènes fréquentes d’américains furieux qui détruisent des produits japonais (voiture et autres objets électroniques)</text:p>
                      <text:list>
                        <text:list-item>
                          <text:p text:style-name="P19">mouvement attisé par les syndicats ouvriers américains</text:p>
                        </text:list-item>
                        <text:list-item>
                          <text:p text:style-name="P19">Frictions d’origine économique mais qui prennent un dimension raciale</text:p>
                          <text:list>
                            <text:list-item>
                              <text:p text:style-name="P19">→ meurtre d’un sino-américain…</text:p>
                            </text:list-item>
                            <text:list-item>
                              <text:p text:style-name="P19">« japan-bashing »</text:p>
                            </text:list-item>
                          </text:list>
                        </text:list-item>
                        <text:list-item>
                          <text:p text:style-name="P19">« Rogne » des américains envers le Japon explicable de part le fait que le succès économique japonais avait été soutenu par les US :</text:p>
                          <text:list>
                            <text:list-item>
                              <text:p text:style-name="P20">Taux de change favorable aux exportations japonaises </text:p>
                            </text:list-item>
                            <text:list-item>
                              <text:p text:style-name="P20">accords de libre échange</text:p>
                            </text:list-item>
                            <text:list-item>
                              <text:p text:style-name="P20">transferts de technologies</text:p>
                            </text:list-item>
                            <text:list-item>
                              <text:p text:style-name="P20">« protectionnisme » dans le domaine agroalimentaire entre autres…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0"><text:soft-page-break/>Dynamiques anti-japonaises croissantes</text:p>
                    </text:list-item>
                    <text:list-item>
                      <text:p text:style-name="P20">milieu des années 80 : Pression de + en + forte sur le gouvernement pour renforcer l’économie US</text:p>
                      <text:list>
                        <text:list-item>
                          <text:p text:style-name="P20">désir de faire baisser la valeur du $ afin de renforcer le commerce intérieur</text:p>
                        </text:list-item>
                      </text:list>
                    </text:list-item>
                    <text:list-item>
                      <text:p text:style-name="P20">1985 : Accords du Plaza ?</text:p>
                      <text:list>
                        <text:list-item>
                          <text:p text:style-name="P20">« G5 » afin de discuter des politiques économiques</text:p>
                          <text:list>
                            <text:list-item>
                              <text:p text:style-name="P20">US, Allemagne, …</text:p>
                            </text:list-item>
                            <text:list-item>
                              <text:p text:style-name="P20">consensus émerge afin de dévaloriser le Dollar par rapport au Yen</text:p>
                            </text:list-item>
                          </text:list>
                        </text:list-item>
                        <text:list-item>
                          <text:p text:style-name="P20">Accord défavorable pour l’économie d’exportation du Japon</text:p>
                          <text:list>
                            <text:list-item>
                              <text:p text:style-name="P20">Ne réagit pas spécialement mal par pragmatisme : Japon ne possède pas spécialement une « puissance politique » suffisante pour négocier</text:p>
                            </text:list-item>
                            <text:list-item>
                              <text:p text:style-name="P20">marque symbolique de la fin du besoin d’aide économique</text:p>
                            </text:list-item>
                          </text:list>
                        </text:list-item>
                        <text:list-item>
                          <text:p text:style-name="P20">Japon rentre dans une forme de récession</text:p>
                          <text:list>
                            <text:list-item>
                              <text:p text:style-name="P20">léger frein du PIB/ de la croissance du japon</text:p>
                            </text:list-item>
                            <text:list-item>
                              <text:p text:style-name="P20">Parti libéral démocrate : défenseur de la croissance</text:p>
                              <text:list>
                                <text:list-item>
                                  <text:p text:style-name="P20">question se pose : comment continuer à maintenir une forte dynamique économique quand le taux d’exportation baisse ?</text:p>
                                </text:list-item>
                                <text:list-item>
                                  <text:p text:style-name="P20">→ Banque (centrale) du Japon baisse ses taux d’emprunt :</text:p>
                                  <text:list>
                                    <text:list-item>
                                      <text:p text:style-name="P20">rend l’argent « plus facile » à emprunter</text:p>
                                    </text:list-item>
                                    <text:list-item>
                                      <text:p text:style-name="P20">impression de plus de monnaie afin de la dévaloriser</text:p>
                                    </text:list-item>
                                    <text:list-item>
                                      <text:p text:style-name="P20">→ afflux d’argent dans les entreprises japonaise : début de l’économie de la bull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>1985<text:span text:style-name="T6">~</text:span>91 : <text:s/>période de la bulle </text:p>
      <text:list xml:id="list151541698550600" text:continue-numbering="true" text:style-name="L2">
        <text:list-item>
          <text:p text:style-name="P21">Entreprises investissent massivement dans l’immobilier</text:p>
          <text:list>
            <text:list-item>
              <text:p text:style-name="P21">Augmentation des prix du terrain (<text:span text:style-name="T6">~</text:span>x3 en deux ans)</text:p>
              <text:list>
                <text:list-item>
                  <text:p text:style-name="P21">→ conforte les entreprises </text:p>
                </text:list-item>
              </text:list>
            </text:list-item>
          </text:list>
        </text:list-item>
        <text:list-item>
          <text:p text:style-name="P22">Investir devient une pratique plus courante</text:p>
          <text:list>
            <text:list-item>
              <text:p text:style-name="P22">ex : Entrées au club de golf ?</text:p>
            </text:list-item>
            <text:list-item>
              <text:p text:style-name="P22">Indice Nikke ? (cotation en bourse en entreprises japonaises)</text:p>
            </text:list-item>
          </text:list>
        </text:list-item>
        <text:list-item>
          <text:p text:style-name="P22">période « euphorique »</text:p>
          <text:list>
            <text:list-item>
              <text:p text:style-name="P22">mais pas pour tous </text:p>
              <text:list>
                <text:list-item>
                  <text:p text:style-name="P22">→ creuse les inégalités sociales au Japon</text:p>
                </text:list-item>
              </text:list>
            </text:list-item>
          </text:list>
        </text:list-item>
      </text:list>
      <text:p text:style-name="P8"/>
      <text:list xml:id="list151542059614790" text:continue-numbering="true" text:style-name="L2">
        <text:list-item>
          <text:p text:style-name="P23">1989 : </text:p>
          <text:list>
            <text:list-item>
              <text:p text:style-name="P22">Tentative de maîtriser la hausse </text:p>
              <text:list>
                <text:list-item>
                  <text:p text:style-name="P22">→ ré-augmentation du taux d’emprunt</text:p>
                </text:list-item>
                <text:list-item>
                  <text:p text:style-name="P22">Met fin à la période des hauts prix des terrains</text:p>
                </text:list-item>
              </text:list>
            </text:list-item>
          </text:list>
        </text:list-item>
        <text:list-item>
          <text:p text:style-name="P22">Milieu des années 90 :</text:p>
          <text:list>
            <text:list-item>
              <text:p text:style-name="P22">…</text:p>
            </text:list-item>
            <text:list-item>
              <text:p text:style-name="P22">Peu de gens étaient capables d’analyser la situation</text:p>
            </text:list-item>
            <text:list-item>
              <text:p text:style-name="P22">→ réalisation en 97</text:p>
              <text:list>
                <text:list-item>
                  <text:p text:style-name="P22">Beaucoup de grande institutions financières font faillite</text:p>
                </text:list-item>
                <text:list-item>
                  <text:p text:style-name="P22">Fin du système de contrôle des banques par le gouvernement</text:p>
                </text:list-item>
              </text:list>
            </text:list-item>
          </text:list>
        </text:list-item>
      </text:list>
      <text:p text:style-name="P24"/>
      <text:p text:style-name="P24">.<text:line-break/>.<text:line-break/>.<text:line-break/>.<text:line-break/>.</text:p>
      <text:p text:style-name="P24"/>
      <text:p text:style-name="P28">Commerce </text:p>
      <text:list xml:id="list51709017" text:style-name="L3">
        <text:list-item>
          <text:p text:style-name="P26">2019 :</text:p>
          <text:list>
            <text:list-item>
              <text:p text:style-name="P26">Japon = 3eme économie mondiale (US1, CHINE2, …., ALLEMAGNE4)</text:p>
            </text:list-item>
            <text:list-item>
              <text:p text:style-name="P26">4ème en exportation</text:p>
            </text:list-item>
            <text:list-item>
              <text:p text:style-name="P26">5ème en importation</text:p>
            </text:list-item>
            <text:list-item>
              <text:p text:style-name="P26">PIB/habitant au niveau des pays Européens</text:p>
              <text:p text:style-name="P26"/>
            </text:list-item>
          </text:list>
        </text:list-item>
        <text:list-item>
          <text:p text:style-name="P26">Domaines de production principaux</text:p>
          <text:list>
            <text:list-item>
              <text:p text:style-name="P26">Voiture (13,3%)</text:p>
            </text:list-item>
            <text:list-item>
              <text:p text:style-name="P26">Circuits intégrés (5%)</text:p>
            </text:list-item>
            <text:list-item>
              <text:p text:style-name="P26">Moteurs et pièces auto (4,5%)</text:p>
            </text:list-item>
            <text:list-item>
              <text:p text:style-name="P26">Photographie…</text:p>
            </text:list-item>
          </text:list>
        </text:list-item>
        <text:list-item>
          <text:p text:style-name="P26">Destinataires principaux des exportations</text:p>
          <text:list>
            <text:list-item>
              <text:p text:style-name="P26">Chine (21,3%)</text:p>
            </text:list-item>
            <text:list-item>
              <text:p text:style-name="P26">US (18%)</text:p>
            </text:list-item>
            <text:list-item>
              <text:p text:style-name="P26">...</text:p>
            </text:list-item>
          </text:list>
        </text:list-item>
        <text:list-item>
          <text:p text:style-name="P27">Importations principales</text:p>
          <text:list>
            <text:list-item>
              <text:p text:style-name="P26">Pétrole brut (6,6%)</text:p>
            </text:list-item>
            <text:list-item>
              <text:p text:style-name="P26">Pétrole (essence)(5,4%)</text:p>
            </text:list-item>
            <text:list-item>
              <text:p text:style-name="P26">Circuits intégrés (3%)</text:p>
            </text:list-item>
            <text:list-item>
              <text:p text:style-name="P26">...</text:p>
            </text:list-item>
          </text:list>
        </text:list-item>
        <text:list-item>
          <text:p text:style-name="P26">Pays originaires de ces importations</text:p>
          <text:list>
            <text:list-item>
              <text:p text:style-name="P26">Chine (26,1%)</text:p>
            </text:list-item>
            <text:list-item>
              <text:p text:style-name="P26">US (11%)</text:p>
            </text:list-item>
            <text:list-item>
              <text:p text:style-name="P26">Corée du Sud (4,3%)</text:p>
            </text:list-item>
            <text:list-item>
              <text:p text:style-name="P26">Thailande (4%)</text:p>
            </text:list-item>
            <text:list-item>
              <text:p text:style-name="P26">...</text:p>
            </text:list-item>
          </text:list>
        </text:list-item>
      </text:list>
      <text:p text:style-name="P2"/>
      <text:list xml:id="list151541485166014" text:continue-numbering="true" text:style-name="L3">
        <text:list-item>
          <text:p text:style-name="P25"><text:span text:style-name="T8">Secteur automobile :</text:span></text:p>
        </text:list-item>
      </text:list>
      <text:list xml:id="list1398208603" text:style-name="L4">
        <text:list-item>
          <text:list>
            <text:list-item>
              <text:p text:style-name="P29">+ de 5,5M d’emplois (1pers/10)</text:p>
            </text:list-item>
            <text:list-item>
              <text:p text:style-name="P29">produits à très haute valeur ajoutée</text:p>
            </text:list-item>
            <text:list-item>
              <text:p text:style-name="P29"><text:span text:style-name="T1">Toyota </text:span>: le leader mondial entre 2007 et 2010</text:p>
              <text:list>
                <text:list-item>
                  <text:p text:style-name="P29">philosophie « toyotiste » (voir page suivante)</text:p>
                </text:list-item>
                <text:list-item>
                  <text:p text:style-name="P29">améliorations apportées dans les lignes de productions</text:p>
                </text:list-item>
                <text:list-item>
                  <text:p text:style-name="P29">entreprise très innovante</text:p>
                  <text:list>
                    <text:list-item>
                      <text:p text:style-name="P29">début années 2000 → investissement dans les moteurs hybrides/électriques</text:p>
                    </text:list-item>
                    <text:list-item>
                      <text:p text:style-name="P29">aujourd’hui → investissement dans les moteurs à hydrogène</text:p>
                    </text:list-item>
                  </text:list>
                </text:list-item>
                <text:list-item>
                  <text:p text:style-name="P29">Avant de devenir ce qu’elle est aujourd’hui, il s’agissait avant d’une petite entreprise familiale de textile</text:p>
                  <text:list>
                    <text:list-item>
                      <text:p text:style-name="P29">→ transition vers l’automobile dans les années 30</text:p>
                    </text:list-item>
                    <text:list-item>
                      <text:p text:style-name="P29">Guerre de Corée → 4000 camions commandés pour soutenir l’effort de guerre</text:p>
                    </text:list-item>
                  </text:list>
                </text:list-item>
                <text:list-item>
                  <text:p text:style-name="P29">Différence de conception radicale dans la manière de produire</text:p>
                  <text:list>
                    <text:list-item>
                      <text:p text:style-name="P29">manière d’organiser le travail</text:p>
                    </text:list-item>
                    <text:list-item>
                      <text:p text:style-name="P29">mécanisation des lignes de production prend origine dans l’industrie du textile</text:p>
                    </text:list-item>
                  </text:list>
                </text:list-item>
                <text:list-item>
                  <text:p text:style-name="P30">FORD / Fordisme</text:p>
                  <text:list>
                    <text:list-item>
                      <text:p text:style-name="P29">Standardisation pour produire des pièces identiques et interchangeables</text:p>
                    </text:list-item>
                    <text:list-item>
                      <text:p text:style-name="P29"><text:span text:style-name="T6">~</text:span>1913 → premières formes de travail à la chaîne, division du travail (conception VS réalisation)</text:p>
                    </text:list-item>
                    <text:list-item>
                      <text:p text:style-name="P29">Politique de salaire élevés, paix sociale …</text:p>
                      <text:list>
                        <text:list-item>
                          <text:p text:style-name="P29">On embauche des gens qualifiés au début mais on se rend vite compte que l’on a pas besoin de qualification pour le travail à la chaîne</text:p>
                        </text:list-item>
                      </text:list>
                    </text:list-item>
                  </text:list>
                </text:list-item>
                <text:list-item>
                  <text:p text:style-name="P29">TOYOTA / Toyotisme</text:p>
                  <text:list>
                    <text:list-item>
                      <text:p text:style-name="P29">reprend les grands idées des chaînes de montage de Ford</text:p>
                    </text:list-item>
                    <text:list-item>
                      <text:p text:style-name="P29">+ améliorations :</text:p>
                      <text:list>
                        <text:list-item>
                          <text:p text:style-name="P29">productions à flux tendu (= pas de stock)</text:p>
                          <text:list>
                            <text:list-item>
                              <text:p text:style-name="P29">on évite d’excéder la demande </text:p>
                            </text:list-item>
                            <text:list-item>
                              <text:p text:style-name="P29">Demande fixe la quantité à produire</text:p>
                            </text:list-item>
                            <text:list-item>
                              <text:p text:style-name="P29">implique d’avoir les fabricants à proximité des chaînes de montage pour pouvoir répondre à la demande plus vite</text:p>
                            </text:list-item>
                            <text:list-item>
                              <text:p text:style-name="P29"><text:span text:style-name="T9">PB </text:span>: n’importe quelle rupture de matière n’importe où dans la chaîne de production la met en péril</text:p>
                            </text:list-item>
                          </text:list>
                        </text:list-item>
                        <text:list-item>
                          <text:p text:style-name="P29"><text:span text:style-name="T10">kaizen</text:span> (<text:span text:style-name="T6">~</text:span>amélioration continue)</text:p>
                          <text:list>
                            <text:list-item>
                              <text:p text:style-name="P29">on essaye de redonner un sens/du pouvoir au ouvriers</text:p>
                            </text:list-item>
                            <text:list-item>
                              <text:p text:style-name="P29">→ on leur demande de faire remonter les problèmes, de donner des propositions d’améliorations…</text:p>
                              <text:list>
                                <text:list-item>
                                  <text:p text:style-name="P29">implique une forme de paternalisme / d’esprit d’entreprise …</text:p>
                                </text:list-item>
                                <text:list-item>
                                  <text:p text:style-name="P29">→ fidélise le travailleur</text:p>
                                  <text:p text:style-name="P29"/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9">On retrouve ces idées partout dans l’industrie automobile moderne</text:p>
                      <text:list>
                        <text:list-item>
                          <text:p text:style-name="P29">→ et aussi dans le système de <text:span text:style-name="T10">konbini</text:span><text:span text:style-name="T11"> japonais :</text:span></text:p>
                          <text:list>
                            <text:list-item>
                              <text:p text:style-name="P29"><text:span text:style-name="T11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25T15:15:37.139000000</dc:date>
    <meta:editing-duration>PT3H12M47S</meta:editing-duration>
    <meta:editing-cycles>10</meta:editing-cycles>
    <meta:generator>LibreOffice/7.4.3.2$Windows_X86_64 LibreOffice_project/1048a8393ae2eeec98dff31b5c133c5f1d08b890</meta:generator>
    <meta:document-statistic meta:table-count="0" meta:image-count="0" meta:object-count="0" meta:page-count="9" meta:paragraph-count="235" meta:word-count="1941" meta:character-count="10878" meta:non-whitespace-character-count="9361"/>
  </office:meta>
</office:document-meta>
</file>